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Rounded MT Bold" fo:font-size="12pt" style:font-size-asian="12pt" style:font-size-complex="12pt"/>
    </style:style>
    <style:style style:name="P4" style:family="paragraph" style:parent-style-name="Standard">
      <style:text-properties style:font-name="Arial Rounded MT Bold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organisme_lieu;block=begin]</text:p>
      <text:p text:style-name="P3"/>
      <text:p text:style-name="P4"/>
      <text:p text:style-name="P4"/>
      <text:p text:style-name="P4"/>
      <text:p text:style-name="P5"/>
      <text:p text:style-name="P6"/>
      <text:p text:style-name="P7"/>
      <text:p text:style-name="P7"/>
      <text:p text:style-name="P7"/>
      <text:p text:style-name="P7"/>
      <text:p text:style-name="P8">[v_organisme_lieu.nom]</text:p>
      <text:p text:style-name="P8">[v_organisme_lieu.adresse1]</text:p>
      <text:p text:style-name="P8">[v_organisme_lieu.adresse2]</text:p>
      <text:p text:style-name="P8">[v_organisme_lieu.code_postal] [v_organisme_lieu.ville]</text:p>
      <text:p text:style-name="P8">[v_organisme_lieu.pays]</text:p>
      <text:p text:style-name="P9"/>
      <text:p text:style-name="P9"/>
      <text:p text:style-name="P10"/>
      <text:p text:style-name="P10">[v_organisme_lieu;block=end;nodata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uy Gourmellet</meta:initial-creator>
    <meta:creation-date>2007-02-23T18:03:02</meta:creation-date>
    <dc:creator>Guy Gourmellet</dc:creator>
    <dc:date>2007-07-16T18:32:05</dc:date>
    <meta:printed-by>Guy Gourmellet</meta:printed-by>
    <meta:print-date>2007-02-23T18:23:41</meta:print-date>
    <dc:language>fr-FR</dc:language>
    <meta:editing-cycles>45</meta:editing-cycles>
    <meta:editing-duration>PT5H36M26S</meta:editing-duration>
    <meta:document-statistic meta:table-count="0" meta:image-count="0" meta:object-count="0" meta:page-count="1" meta:paragraph-count="7" meta:word-count="8" meta:character-count="219"/>
    <meta:user-defined meta:name="Info 1"/>
    <meta:user-defined meta:name="Info 2"/>
    <meta:user-defined meta:name="Info 3"/>
    <meta:user-defined meta:name="Info 4"/>
  </office:meta>
</office:document-meta>
</file>